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Droid Sans Mono', 'Courier New', monospace, 'Droid Sans Fallback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08b74" officeooo:paragraph-rsid="00a0a668" fo:background-color="transparent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08b74" officeooo:paragraph-rsid="00a0a668" fo:background-color="transparent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ab2793" officeooo:paragraph-rsid="00ab2793" fo:background-color="transparent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ab2793" officeooo:paragraph-rsid="00ab2793" fo:background-color="#ffff00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ac98ff" officeooo:paragraph-rsid="00ac98ff" fo:background-color="#ff860d" style:font-size-asian="8.75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elinux.org/BeagleBoardUbuntu" text:style-name="Internet_20_link" text:visited-style-name="Visited_20_Internet_20_Link">https://elinux.org/BeagleBoardUbuntu</text:a></text:p>
      <text:p text:style-name="P1"/>
      <text:p text:style-name="P1">git clone https://github.com/RobertCNelson/ti-linux-kernel-dev.git</text:p>
      <text:p text:style-name="P1">cd ti-linux-kernel-dev</text:p>
      <text:p text:style-name="P1">git checkout origin/ti-linux-4.19.y -b tmp</text:p>
      <text:p text:style-name="P1">./build_kernel.sh</text:p>
      <text:p text:style-name="P1"/>
      <text:p text:style-name="P4">Скрипт отрабатывает непонятно как SD записать</text:p>
      <text:p text:style-name="P3">tools/install.sh</text:p>
      <text:p text:style-name="P3"/>
      <text:p text:style-name="P5">Пауза → Buildroo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Droid Sans Mono', 'Courier New', monospace, 'Droid Sans Fallback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21T17:06:52.338541403</dc:date>
    <meta:editing-duration>PT12H24M28S</meta:editing-duration>
    <meta:editing-cycles>131</meta:editing-cycles>
    <meta:document-statistic meta:table-count="0" meta:image-count="0" meta:object-count="0" meta:page-count="1" meta:paragraph-count="8" meta:word-count="22" meta:character-count="261" meta:non-whitespace-character-count="247"/>
  </office:meta>
</office:document-meta>
</file>